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bbbb" officeooo:paragraph-rsid="0018bbbb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8bbbb" officeooo:paragraph-rsid="0018bbb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15a7" officeooo:paragraph-rsid="001a15a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15a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bcca1" officeooo:paragraph-rsid="001bcca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4e37" officeooo:paragraph-rsid="001c4e3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e07e2" officeooo:paragraph-rsid="001e07e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2762" officeooo:paragraph-rsid="001f276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0d7c2" officeooo:paragraph-rsid="0020d7c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28f7a" officeooo:paragraph-rsid="00228f7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4266f" officeooo:paragraph-rsid="0024266f"/>
    </style:style>
    <style:style style:name="T1" style:family="text">
      <style:text-properties officeooo:rsid="001a15a7"/>
    </style:style>
    <style:style style:name="T2" style:family="text">
      <style:text-properties officeooo:rsid="001e07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itution réunion du 29/07</text:p>
      <text:p text:style-name="P1"/>
      <text:p text:style-name="P1"/>
      <text:list xml:id="list3858989443" text:style-name="L1">
        <text:list-item>
          <text:p text:style-name="P2">Diaporama page d’accueil</text:p>
        </text:list-item>
        <text:list-item>
          <text:p text:style-name="P2">Page contact avec téléphone et mail (pas d’adresse)</text:p>
        </text:list-item>
        <text:list-item>
          <text:p text:style-name="P3">Faire le stock boutique avec les photos (et les textes à récupérer sur leur site)</text:p>
        </text:list-item>
        <text:list-item>
          <text:p text:style-name="P4"><text:span text:style-name="T1">Tarifs : unité = 10, Voir page Facebook pour tarif groupés</text:span></text:p>
        </text:list-item>
        <text:list-item>
          <text:p text:style-name="P5">Pour les TARIFS <text:span text:style-name="T2">DEGRESSIF</text:span>, il faut retirer 1 € sur les verres acheter au-delà du premier achat (ex : 5 verres acheter = 45€)</text:p>
        </text:list-item>
        <text:list-item>
          <text:p text:style-name="P5">Faire le lien Facebook</text:p>
        </text:list-item>
        <text:list-item>
          <text:p text:style-name="P6">Tarif du support =18€ et si 4 verres acheter, le tarif passe à 14€</text:p>
        </text:list-item>
        <text:list-item>
          <text:p text:style-name="P7">Tarif du transport = 5€ quelques soit le nombres de verre</text:p>
        </text:list-item>
        <text:list-item>
          <text:p text:style-name="P7">Faire le « mot de passe oublier »</text:p>
        </text:list-item>
        <text:list-item>
          <text:p text:style-name="P8">Faire le « qui sommes nous »</text:p>
        </text:list-item>
        <text:list-item>
          <text:p text:style-name="P9">Payement sécurisé cb, paypal, cheque à l’ordre de « verresTT » avec envois marchandise à réception du payement </text:p>
        </text:list-item>
        <text:list-item>
          <text:p text:style-name="P10">produit selectionné : ne aps afficher les autres produits</text:p>
        </text:list-item>
        <text:list-item>
          <text:p text:style-name="P10">BUG à coriiger sur la page panier (slide latéral)</text:p>
        </text:list-item>
        <text:list-item>
          <text:p text:style-name="P11">Mail de confirmation de commande pour le client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1:14:19.310908383</meta:creation-date>
    <dc:date>2018-07-29T13:28:29.888066783</dc:date>
    <meta:editing-duration>PT45S</meta:editing-duration>
    <meta:editing-cycles>1</meta:editing-cycles>
    <meta:document-statistic meta:table-count="0" meta:image-count="0" meta:object-count="0" meta:page-count="1" meta:paragraph-count="16" meta:word-count="168" meta:character-count="872" meta:non-whitespace-character-count="733"/>
    <meta:generator>LibreOffice/6.0.3.2$Linux_X86_64 LibreOffice_project/00m0$Build-2</meta:generator>
  </office:meta>
</office:document-meta>
</file>